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T1" style:family="text">
      <style:text-properties fo:font-size="14pt" style:font-size-asian="14pt" style:font-size-complex="14pt"/>
    </style:style>
    <style:style style:name="T2" style:family="text">
      <style:text-properties officeooo:rsid="001081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Abstract:</text:span></text:span><text:span text:style-name="T1"> </text:span></text:p>
      <text:p text:style-name="Standard"/>
      <text:p text:style-name="P1">With the development of science and technology, more people especially young teenagers do not want to pay more attention to <text:s/>TV <text:span text:style-name="T2">shows like Netflix </text:span>. Nowadays the challenge of <text:s/><text:span text:style-name="T2">such industry</text:span> is how to attract the audience's attention, so as to improve the audience rating of TV <text:span text:style-name="T2">shows and movies</text:span>. This paper proposes a recommendation system, which can improve audience rating. This system mainly contains three modules. Data gathering module is responsible for collecting audience rating data about TV <text:span text:style-name="T2">shows</text:span> on the Internet. Data mining module is responsible for analyzing the audience ration data, and finding interesting programs that the audiences want to watch. This program recommendation system is designed to improve audience rating, and catch the attention of audiences. The system is based on massive user data, and data mining algorithms to analyze the user's interests. Compared with <text:s/>recommendation system, it is capable for Big Data and easier for <text:span text:style-name="T2">tv industry</text:span> to recommend <text:span text:style-name="T2">shows</text:span> in which audiences are interested, as a way to adds vitality to the television industr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3:39:56.840782263</meta:creation-date>
    <dc:date>2019-02-12T13:44:00.011687159</dc:date>
    <meta:editing-duration>PT4M4S</meta:editing-duration>
    <meta:editing-cycles>1</meta:editing-cycles>
    <meta:document-statistic meta:table-count="0" meta:image-count="0" meta:object-count="0" meta:page-count="1" meta:paragraph-count="2" meta:word-count="171" meta:character-count="1088" meta:non-whitespace-character-count="915"/>
    <meta:generator>LibreOffice/6.0.3.2$Linux_X86_64 LibreOffice_project/00m0$Build-2</meta:generator>
  </office:meta>
</office:document-meta>
</file>